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7.6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5.071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5.584cm" style:use-optimal-column-width="false"/>
    </style:style>
    <style:style style:name="co3" style:family="table-column">
      <style:table-column-properties style:column-width="5.849cm" style:use-optimal-column-width="false"/>
    </style:style>
    <style:style style:name="co4" style:family="table-column">
      <style:table-column-properties style:column-width="7.11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1.14cm" style:use-optimal-row-height="false"/>
    </style:style>
    <style:style style:name="ro3" style:family="table-row">
      <style:table-row-properties style:row-height="0.765cm" style:use-optimal-row-height="false"/>
    </style:style>
    <style:style style:name="ro4" style:family="table-row">
      <style:table-row-properties style:row-height="1.462cm" style:use-optimal-row-height="false"/>
    </style:style>
    <style:style style:name="ro5" style:family="table-row">
      <style:table-row-properties style:row-height="1.208cm" style:use-optimal-row-height="false"/>
    </style:style>
    <style:style style:name="ro6" style:family="table-row">
      <style:table-row-properties style:row-height="7.698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end" fo:border="0.43pt solid #000000"/>
      <style:text-properties style:font-name="Liberation Sans1" fo:font-size="12pt" style:font-size-asian="12pt" style:font-size-complex="12pt"/>
    </style:style>
    <style:style style:name="ce4" style:family="table-cell">
      <loext:graphic-properties draw:fill="none" draw:textarea-vertical-align="middle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5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style:font-size-asian="12pt" style:font-size-complex="12pt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6pt" fo:font-weight="bold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6pt" fo:font-weight="bold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15%" fo:text-align="justify" fo:text-indent="0.5cm"/>
    </style:style>
    <style:style style:name="P12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style:font-name="Liberation Sans1" fo:font-size="12pt" style:font-size-asian="12pt" style:font-size-complex="12pt"/>
    </style:style>
    <style:style style:name="P16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6pt" fo:font-weight="bold" style:font-size-asian="16pt" style:font-size-complex="16pt"/>
    </style:style>
    <style:style style:name="T4" style:family="text">
      <style:text-properties style:font-name="Liberation Sans1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text-transform="uppercase" fo:font-size="16pt" fo:font-weight="bold" style:font-size-asian="16pt" style:font-size-complex="16pt"/>
    </style:style>
    <style:style style:name="T7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ТИТУЛЬНЫЙ" draw:style-name="dp1" draw:master-page-name="Обычный">
        <draw:frame draw:style-name="gr1" draw:text-style-name="P2" draw:layer="layout" svg:width="19cm" svg:height="0.962cm" svg:x="1cm" svg:y="9.4cm">
          <draw:text-box>
            <text:p text:style-name="P1"><text:span text:style-name="T1">СИСТЕМА УПРАВЛЕНИЯ ПРОЕКТАМИ</text:span></text:p>
          </draw:text-box>
        </draw:frame>
        <draw:frame draw:style-name="gr1" draw:text-style-name="P3" draw:layer="layout" svg:width="19cm" svg:height="0.962cm" svg:x="1cm" svg:y="27.6cm">
          <draw:text-box>
            <text:p text:style-name="P1"><text:span text:style-name="T2">2023</text:span></text:p>
          </draw:text-box>
        </draw:frame>
      </draw:page>
      <draw:page draw:name="СОДЕРЖАНИЕ" draw:style-name="dp1" draw:master-page-name="Обычный">
        <draw:frame draw:style-name="gr2" draw:text-style-name="P5" draw:layer="layout" svg:width="19cm" svg:height="0.878cm" svg:x="1cm" svg:y="1cm">
          <draw:text-box>
            <text:p text:style-name="P4"><text:span text:style-name="T3">СОДЕРЖАНИЕ</text:span></text:p>
          </draw:text-box>
        </draw:frame>
        <draw:frame draw:style-name="standard" draw:layer="layout" svg:width="17.918cm" svg:height="1.485cm" svg:x="1.578cm" svg:y="2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4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7"><text:span text:style-name="T4"><text:a xlink:href="#КЛАССИФИКАЦИЯ СИСТЕМ" xlink:type="simple">КЛАССИФИКАЦИЯ СИСТЕМ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3" draw:text-style-name="P9" draw:layer="layout" svg:width="19cm" svg:height="0.725cm" svg:x="1cm" svg:y="28.701cm">
          <draw:text-box>
            <text:p text:style-name="P8"><text:span text:style-name="T5"><text:page-number>&lt;номер&gt;</text:page-number></text:span></text:p>
          </draw:text-box>
        </draw:frame>
        <draw:frame draw:style-name="gr2" draw:text-style-name="P10" draw:layer="layout" svg:width="19cm" svg:height="0.878cm" svg:x="1cm" svg:y="1cm">
          <draw:text-box>
            <text:p text:style-name="P4"><text:span text:style-name="T6"><text:a xlink:href="#СОДЕРЖАНИЕ" xlink:type="simple">ВВЕДЕНИЕ</text:a></text:span></text:p>
          </draw:text-box>
        </draw:frame>
        <draw:frame draw:style-name="gr4" draw:text-style-name="P13" draw:layer="layout" svg:width="19cm" svg:height="7.881cm" svg:x="1cm" svg:y="2.252cm">
          <draw:text-box>
            <text:p text:style-name="P11"><text:span text:style-name="T7">Система управления проектами</text:span></text:p>
            <text:list text:style-name="L3">
              <text:list-item>
                <text:p text:style-name="P12"><text:span text:style-name="T8">Project managment system</text:span></text:p>
              </text:list-item>
              <text:list-item>
                <text:p text:style-name="P12"><text:span text:style-name="T8">Программное обеспечение для управления проектами:</text:span></text:p>
                <text:list>
                  <text:list-item>
                    <text:p text:style-name="P12"><text:span text:style-name="T8">планирование задач,</text:span></text:p>
                  </text:list-item>
                  <text:list-item>
                    <text:p text:style-name="P12"><text:span text:style-name="T8">составление расписания (календарный план),</text:span></text:p>
                  </text:list-item>
                  <text:list-item>
                    <text:p text:style-name="P12"><text:span text:style-name="T8">распределение ресурсов,</text:span></text:p>
                  </text:list-item>
                  <text:list-item>
                    <text:p text:style-name="P12"><text:span text:style-name="T8">обеспечение совместной работы,</text:span></text:p>
                  </text:list-item>
                  <text:list-item>
                    <text:p text:style-name="P12"><text:span text:style-name="T8">общение (чат),</text:span></text:p>
                  </text:list-item>
                  <text:list-item>
                    <text:p text:style-name="P12"><text:span text:style-name="T8">электронный документооборот,</text:span></text:p>
                  </text:list-item>
                  <text:list-item>
                    <text:p text:style-name="P12"><text:span text:style-name="T8">взаимодействие с системами контроля версий,</text:span></text:p>
                  </text:list-item>
                  <text:list-item>
                    <text:p text:style-name="P12"><text:span text:style-name="T8">планирование бюджета,</text:span></text:p>
                  </text:list-item>
                  <text:list-item>
                    <text:p text:style-name="P12"><text:span text:style-name="T8">визуализация планирования в виде диаграммы Ганта.</text:span></text:p>
                  </text:list-item>
                  <text:list-item>
                    <text:p text:style-name="P12"><text:span text:style-name="T8">и пр.</text:span></text:p>
                  </text:list-item>
                </text:list>
              </text:list-item>
            </text:list>
            <text:p text:style-name="P11"><text:span text:style-name="T8"/></text:p>
          </draw:text-box>
        </draw:frame>
      </draw:page>
      <draw:page draw:name="КЛАССИФИКАЦИЯ СИСТЕМ" draw:style-name="dp1" draw:master-page-name="Обычный">
        <draw:frame draw:style-name="gr3" draw:text-style-name="P9" draw:layer="layout" svg:width="19cm" svg:height="0.725cm" svg:x="1cm" svg:y="28.701cm">
          <draw:text-box>
            <text:p text:style-name="P8"><text:span text:style-name="T5"><text:page-number>&lt;номер&gt;</text:page-number></text:span></text:p>
          </draw:text-box>
        </draw:frame>
        <draw:frame draw:style-name="gr5" draw:text-style-name="P13" draw:layer="layout" svg:width="19cm" svg:height="25.321cm" svg:x="1cm" svg:y="2.252cm">
          <draw:text-box>
            <text:list text:style-name="L1">
              <text:list-item>
                <text:p text:style-name="P11"><text:span text:style-name="T8">По модели исполнения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настольные, локальные (desktop)</text:span></text:p>
                  </text:list-item>
                  <text:list-item>
                    <text:p text:style-name="P12"><text:span text:style-name="T8">сетевые, клиент-серверные (client-server)</text:span></text:p>
                  </text:list-item>
                </text:list>
              </text:list-item>
              <text:list-item>
                <text:p text:style-name="P12"><text:span text:style-name="T8">По модели лицензирования:</text:span></text:p>
                <text:list>
                  <text:list-item>
                    <text:p text:style-name="P12"><text:span text:style-name="T8">свободные / открытый код (free / open-source)</text:span></text:p>
                  </text:list-item>
                  <text:list-item>
                    <text:p text:style-name="P12"><text:span text:style-name="T8">коммерческие / проприетарные (commercial / proprietary)</text:span></text:p>
                  </text:list-item>
                </text:list>
              </text:list-item>
            </text:list>
            <text:p text:style-name="P12"><text:span text:style-name="T8"/></text:p>
            <text:p text:style-name="P12"><text:span text:style-name="T9">Настольные, локальные</text:span></text:p>
            <text:p text:style-name="P12"><text:span text:style-name="T9"/></text:p>
            <text:list text:continue-numbering="true" text:style-name="L3">
              <text:list-item>
                <text:p text:style-name="P12"><text:span text:style-name="T8">Расположение:</text:span></text:p>
                <text:list>
                  <text:list-item>
                    <text:p text:style-name="P12"><text:span text:style-name="T8">локальный ПК (доступ к сети не требуется).</text:span></text:p>
                  </text:list-item>
                </text:list>
              </text:list-item>
              <text:list-item>
                <text:p text:style-name="P12"><text:span text:style-name="T8">Режим доступа:</text:span></text:p>
                <text:list>
                  <text:list-item>
                    <text:p text:style-name="P12"><text:span text:style-name="T8">однопользовательский.</text:span></text:p>
                  </text:list-item>
                </text:list>
              </text:list-item>
              <text:list-item>
                <text:p text:style-name="P12"><text:span text:style-name="T8">Интерфейс:</text:span></text:p>
                <text:list>
                  <text:list-item>
                    <text:p text:style-name="P12"><text:span text:style-name="T8">все функции в пределах одной программы (настройка, клиент);</text:span></text:p>
                  </text:list-item>
                  <text:list-item>
                    <text:p text:style-name="P12"><text:span text:style-name="T8">для хранения данных может использоваться база данных;</text:span></text:p>
                  </text:list-item>
                  <text:list-item>
                    <text:p text:style-name="P12"><text:span text:style-name="T8">web-интерфейс отсутствует.</text:span></text:p>
                  </text:list-item>
                </text:list>
              </text:list-item>
            </text:list>
            <text:p text:style-name="P12"><text:span text:style-name="T8"/></text:p>
            <text:p text:style-name="P12"><text:span text:style-name="T9">Сетевые, клиент-серверные</text:span></text:p>
            <text:p text:style-name="P12"><text:span text:style-name="T8"/></text:p>
            <text:list text:continue-numbering="true" text:style-name="L3">
              <text:list-item>
                <text:p text:style-name="P12"><text:span text:style-name="T8">Расположение:</text:span></text:p>
                <text:list>
                  <text:list-item>
                    <text:p text:style-name="P12"><text:span text:style-name="T8">сетевой ПК (или сервер) с доступом в локальную сеть или Интернет.</text:span></text:p>
                  </text:list-item>
                </text:list>
              </text:list-item>
              <text:list-item>
                <text:p text:style-name="P12"><text:span text:style-name="T8">Режим доступа:</text:span></text:p>
                <text:list>
                  <text:list-item>
                    <text:p text:style-name="P12"><text:span text:style-name="T8">многопользовательский (система контроля версий работате в режиме сервера).</text:span></text:p>
                  </text:list-item>
                </text:list>
              </text:list-item>
              <text:list-item>
                <text:p text:style-name="P12"><text:span text:style-name="T8">Интерфейс:</text:span></text:p>
                <text:list>
                  <text:list-item>
                    <text:p text:style-name="P12"><text:span text:style-name="T8">серверная часть — отдельное приложение;</text:span></text:p>
                  </text:list-item>
                  <text:list-item>
                    <text:p text:style-name="P12"><text:span text:style-name="T8">клиентская часть — отдельное приложение (возможен web-интерфейс);</text:span></text:p>
                  </text:list-item>
                  <text:list-item>
                    <text:p text:style-name="P12"><text:span text:style-name="T8">для хранения данных может использоваться база данных.</text:span></text:p>
                  </text:list-item>
                </text:list>
              </text:list-item>
            </text:list>
            <text:p text:style-name="P12"><text:span text:style-name="T8"/></text:p>
          </draw:text-box>
        </draw:frame>
        <draw:frame draw:style-name="gr2" draw:text-style-name="P10" draw:layer="layout" svg:width="19cm" svg:height="0.878cm" svg:x="1cm" svg:y="1cm">
          <draw:text-box>
            <text:p text:style-name="P4"><text:span text:style-name="T6"><text:a xlink:href="#СОДЕРЖАНИЕ" xlink:type="simple">КЛАССИФИКАЦИЯ СИСТЕМ</text:a></text:span></text:p>
          </draw:text-box>
        </draw:frame>
      </draw:page>
      <draw:page draw:name="КЛАССИФИКАЦИЯ СИСТЕМ (2)" draw:style-name="dp1" draw:master-page-name="Обычный">
        <draw:frame draw:style-name="gr3" draw:text-style-name="P9" draw:layer="layout" svg:width="19cm" svg:height="0.725cm" svg:x="1cm" svg:y="28.701cm">
          <draw:text-box>
            <text:p text:style-name="P8"><text:span text:style-name="T5"><text:page-number>&lt;номер&gt;</text:page-number></text:span></text:p>
          </draw:text-box>
        </draw:frame>
        <draw:frame draw:style-name="standard" draw:layer="layout" svg:width="18.549cm" svg:height="16.403cm" svg:x="1.243cm" svg:y="2.65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14"><text:span text:style-name="T4">Модель исполнения</text:span></text:p>
              </table:table-cell>
              <table:table-cell>
                <text:p text:style-name="P15"><text:span text:style-name="T4">Модель лицензирования</text:span></text:p>
              </table:table-cell>
              <table:table-cell table:style-name="ce4">
                <text:p text:style-name="P16"><text:span text:style-name="T4">Система (год появления)</text:span></text:p>
              </table:table-cell>
            </table:table-row>
            <table:table-row table:style-name="ro3" table:default-cell-style-name="ce5">
              <table:table-cell table:number-rows-spanned="2">
                <text:p text:style-name="P15"><text:span text:style-name="T10">настольные,</text:span></text:p>
                <text:p text:style-name="P15"><text:span text:style-name="T10">локальные</text:span></text:p>
                <text:p text:style-name="P15"><text:span text:style-name="T4">(desktop)</text:span></text:p>
              </table:table-cell>
              <table:table-cell>
                <text:p text:style-name="P15"><text:span text:style-name="T4">свободные / открытый код</text:span></text:p>
                <text:p text:style-name="P15"><text:span text:style-name="T4">(free / open-source)</text:span></text:p>
              </table:table-cell>
              <table:table-cell table:style-name="ce6">
                <text:p text:style-name="P16"><text:span text:style-name="T4">Calligra Suite Plan (2000)</text:span></text:p>
                <text:p text:style-name="P16"><text:span text:style-name="T4">TaskJuggler (2001)</text:span></text:p>
                <text:p text:style-name="P16"><text:span text:style-name="T10">GanttProject</text:span><text:span text:style-name="T4"> (2003)</text:span></text:p>
                <text:p text:style-name="P16"><text:span text:style-name="T4">OpenProj (2007)</text:span></text:p>
                <text:p text:style-name="P16"><text:span text:style-name="T4">ProjectLibre (2012)</text:span></text:p>
              </table:table-cell>
            </table:table-row>
            <table:table-row table:style-name="ro4" table:default-cell-style-name="ce5">
              <table:covered-table-cell/>
              <table:table-cell>
                <text:p text:style-name="P15"><text:span text:style-name="T4">коммерческие / проприетарные</text:span></text:p>
                <text:p text:style-name="P15"><text:span text:style-name="T4">(commercial / proprietary)</text:span></text:p>
              </table:table-cell>
              <table:table-cell table:style-name="ce6">
                <text:p text:style-name="P16"><text:span text:style-name="T10">Microsoft Project</text:span><text:span text:style-name="T4"> (1984)</text:span></text:p>
                <text:p text:style-name="P16"><text:span text:style-name="T4">ConceptDraw Project (1993)</text:span></text:p>
              </table:table-cell>
            </table:table-row>
            <table:table-row table:style-name="ro5" table:default-cell-style-name="ce5">
              <table:table-cell table:number-rows-spanned="2">
                <text:p text:style-name="P15"><text:span text:style-name="T10">сетевые,</text:span></text:p>
                <text:p text:style-name="P15"><text:span text:style-name="T10">клиент-серверные</text:span></text:p>
                <text:p text:style-name="P15"><text:span text:style-name="T4">(client-server)</text:span></text:p>
              </table:table-cell>
              <table:table-cell>
                <text:p text:style-name="P15"><text:span text:style-name="T4">свободные / открытый код</text:span></text:p>
                <text:p text:style-name="P15"><text:span text:style-name="T4">(free / open-source)</text:span></text:p>
              </table:table-cell>
              <table:table-cell table:style-name="ce6">
                <text:p text:style-name="P16"><text:span text:style-name="T10">Trac</text:span><text:span text:style-name="T4"> (2004)</text:span></text:p>
                <text:p text:style-name="P16"><text:span text:style-name="T10">Redmine</text:span><text:span text:style-name="T4"> (2006)</text:span></text:p>
                <text:p text:style-name="P16"><text:span text:style-name="T4">Phabricator (2010)</text:span></text:p>
                <text:p text:style-name="P16"><text:span text:style-name="T10">GitLab</text:span><text:span text:style-name="T4"> (2011)</text:span></text:p>
              </table:table-cell>
            </table:table-row>
            <table:table-row table:style-name="ro6" table:default-cell-style-name="ce5">
              <table:covered-table-cell/>
              <table:table-cell>
                <text:p text:style-name="P15"><text:span text:style-name="T4">коммерческие / проприетарные</text:span></text:p>
                <text:p text:style-name="P15"><text:span text:style-name="T4">(commercial / proprietary)</text:span></text:p>
              </table:table-cell>
              <table:table-cell table:style-name="ce6">
                <text:p text:style-name="P16"><text:span text:style-name="T11">Primavera (1983)</text:span></text:p>
                <text:p text:style-name="P16"><text:span text:style-name="T10">1С:Документооборот</text:span><text:span text:style-name="T11"> (1992)</text:span></text:p>
                <text:p text:style-name="P16"><text:span text:style-name="T11">PayDox (2001)</text:span></text:p>
                <text:p text:style-name="P16"><text:span text:style-name="T10">Jira</text:span><text:span text:style-name="T11"> (2002)</text:span></text:p>
                <text:p text:style-name="P16"><text:span text:style-name="T11">Easy Projects .NET (2003)</text:span></text:p>
                <text:p text:style-name="P16"><text:span text:style-name="T11">Gemini (2003)</text:span></text:p>
                <text:p text:style-name="P16"><text:span text:style-name="T11">Basecamp (2004)</text:span></text:p>
                <text:p text:style-name="P16"><text:span text:style-name="T11">Launchpad (2004)</text:span></text:p>
                <text:p text:style-name="P16"><text:span text:style-name="T10">Azure</text:span><text:span text:style-name="T4"> DevOps (2005)</text:span></text:p>
                <text:p text:style-name="P16"><text:span text:style-name="T4">Wrike (2006)</text:span></text:p>
                <text:p text:style-name="P16"><text:span text:style-name="T10">Directum</text:span><text:span text:style-name="T4"> (2007)</text:span></text:p>
                <text:p text:style-name="P16"><text:span text:style-name="T10">1С:Мегаплан</text:span><text:span text:style-name="T4"> (2007)</text:span></text:p>
                <text:p text:style-name="P16"><text:span text:style-name="T4">Asana (2008)</text:span></text:p>
                <text:p text:style-name="P16"><text:span text:style-name="T4">LeaderTask (2008)</text:span></text:p>
                <text:p text:style-name="P16"><text:span text:style-name="T4">Bontq (2010)</text:span></text:p>
                <text:p text:style-name="P16"><text:span text:style-name="T4">Trello (2011)</text:span></text:p>
                <text:p text:style-name="P16"><text:span text:style-name="T10">Битрикс24</text:span><text:span text:style-name="T4"> (2012)</text:span></text:p>
                <text:p text:style-name="P16"><text:span text:style-name="T4">Weeek (2017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0" draw:layer="layout" svg:width="19cm" svg:height="0.878cm" svg:x="1cm" svg:y="1cm">
          <draw:text-box>
            <text:p text:style-name="P4"><text:span text:style-name="T6"><text:a xlink:href="#СОДЕРЖАНИЕ" xlink:type="simple">КЛАССИФИКАЦИЯ СИСТЕМ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0-23T15:14:03.033000000</dc:date>
    <meta:editing-duration>P4DT22H36M23S</meta:editing-duration>
    <meta:editing-cycles>1517</meta:editing-cycles>
    <meta:generator>LibreOffice/7.3.2.2$Windows_X86_64 LibreOffice_project/49f2b1bff42cfccbd8f788c8dc32c1c309559be0</meta:generator>
    <meta:print-date>2022-04-28T22:24:58.143458820</meta:print-date>
    <dc:title>СИСТЕМА УПРАВЛЕНИЯ ПРОЕКТАМИ</dc:title>
    <meta:document-statistic meta:object-count="13"/>
  </office:meta>
</office:document-meta>
</file>